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5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9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932cm" style:use-optimal-column-width="false" fo:break-before="auto"/>
    </style:style>
    <style:style style:family="table-column" style:name="co3">
      <style:table-column-properties style:column-width="1.905cm" style:use-optimal-column-width="false" fo:break-before="auto"/>
    </style:style>
    <style:style style:family="table-column" style:name="co4">
      <style:table-column-properties style:column-width="1.641cm" style:use-optimal-column-width="false" fo:break-before="auto"/>
    </style:style>
    <style:style style:family="table-column" style:name="co5">
      <style:table-column-properties style:column-width="7.462cm" style:use-optimal-column-width="false" fo:break-before="auto"/>
    </style:style>
    <style:style style:family="table-column" style:name="co6">
      <style:table-column-properties style:column-width="2.381cm" style:use-optimal-column-width="false" fo:break-before="auto"/>
    </style:style>
    <style:style style:family="table-column" style:name="co7">
      <style:table-column-properties style:column-width="0.688cm" style:use-optimal-column-width="false" fo:break-before="auto"/>
    </style:style>
    <style:style style:family="table-column" style:name="co8">
      <style:table-column-properties style:column-width="2.911cm" style:use-optimal-column-width="false" fo:break-before="auto"/>
    </style:style>
    <style:style style:family="table-column" style:name="co9">
      <style:table-column-properties style:column-width="0.688cm" style:use-optimal-column-width="false" fo:break-before="auto"/>
    </style:style>
    <style:style style:family="table-column" style:name="co10">
      <style:table-column-properties style:column-width="1.032cm" style:use-optimal-column-width="false" fo:break-before="auto"/>
    </style:style>
    <style:style style:family="table-column" style:name="co11">
      <style:table-column-properties style:column-width="1.138cm" style:use-optimal-column-width="false" fo:break-before="auto"/>
    </style:style>
    <style:style style:family="table-column" style:name="co12">
      <style:table-column-properties style:column-width="1.244cm" style:use-optimal-column-width="false" fo:break-before="auto"/>
    </style:style>
    <style:style style:family="table-column" style:name="co13">
      <style:table-column-properties style:column-width="1.376cm" style:use-optimal-column-width="false" fo:break-before="auto"/>
    </style:style>
    <style:style style:family="table-column" style:name="co14">
      <style:table-column-properties style:column-width="1.508cm" style:use-optimal-column-width="false" fo:break-before="auto"/>
    </style:style>
    <style:style style:family="table-column" style:name="co15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able-row" style:name="ro99">
      <style:table-row-properties style:row-height="12.6pt" style:use-optimal-row-height="false" fo:break-before="auto"/>
    </style:style>
    <style:style style:family="table-row" style:name="ro100">
      <style:table-row-properties style:row-height="13.4pt" style:use-optimal-row-height="false" fo:break-before="auto"/>
    </style:style>
    <style:style style:family="table-row" style:name="ro101">
      <style:table-row-properties style:row-height="13.45pt" style:use-optimal-row-height="false" fo:break-before="auto"/>
    </style:style>
    <style:style style:family="table-row" style:name="ro102">
      <style:table-row-properties style:row-height="13.45pt" style:use-optimal-row-height="false" fo:break-before="auto"/>
    </style:style>
    <style:style style:family="table-row" style:name="ro103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style-name="co14" table:default-cell-style-name="ce4"/>
        <table:table-column table:number-columns-repeated="100" table:style-name="co15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office:value-type="string">
            <text:p><text:span text:style-name="T5">Tempo gast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6">Criação do projeto laravel e conexão com postgres</text:span></text:p>
          </table:table-cell>
          <table:table-cell table:style-name="ce6" table:formula="of:=[.C2]-[.B2]" office:value-type="time" office:time-value="PT00H30M00S"/>
          <table:table-cell/>
          <table:table-cell table:style-name="ce7" table:formula="of:=SUM([.E:.E])*24" office:value-type="float" office:value="156.96444444444444">
            <text:p>156.96444444444444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7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8">Parte do diagrama ER e revisão geral do projeto</text:span></text:p>
          </table:table-cell>
          <table:table-cell table:style-name="ce6" table:formula="of:=[.C4]-[.B4]" office:value-type="time" office:time-value="PT01H10M00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5]-[.B5]" office:value-type="time" office:time-value="PT00H10M00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6]-[.B6]" office:value-type="time" office:time-value="PT00H55M00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1">Estudo da Integração PHP mercado pago</text:span></text:p>
          </table:table-cell>
          <table:table-cell table:style-name="ce6" table:formula="of:=[.C7]-[.B7]" office:value-type="time" office:time-value="PT01H10M00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2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3">Request, Model, Migration, Seeder, API Route and Factory for User</text:span></text:p>
          </table:table-cell>
          <table:table-cell table:style-name="ce6" table:formula="of:=[.C9]-[.B9]" office:value-type="time" office:time-value="PT04H10M00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4">Finalizado CRUD User</text:span></text:p>
          </table:table-cell>
          <table:table-cell table:style-name="ce6" table:formula="of:=[.C10]-[.B10]" office:value-type="time" office:time-value="PT03H15M00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5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6">Autenticação e envio de e-mail</text:span></text:p>
          </table:table-cell>
          <table:table-cell table:style-name="ce6" table:formula="of:=[.C12]-[.B12]" office:value-type="time" office:time-value="PT01H05M00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7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8">Verificação de e-mail, refatoração e vue.js</text:span></text:p>
          </table:table-cell>
          <table:table-cell table:style-name="ce6" table:formula="of:=[.C14]-[.B14]" office:value-type="time" office:time-value="PT02H30M00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9">Estilizando Landing Page</text:span></text:p>
          </table:table-cell>
          <table:table-cell table:style-name="ce6" table:formula="of:=[.C15]-[.B15]" office:value-type="time" office:time-value="PT01H10M00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20">Estilizando Landing Page</text:span></text:p>
          </table:table-cell>
          <table:table-cell table:style-name="ce6" table:formula="of:=[.C16]-[.B16]" office:value-type="time" office:time-value="PT02H40M00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1">Estilizando Landing Page</text:span></text:p>
          </table:table-cell>
          <table:table-cell table:style-name="ce6" table:formula="of:=[.C17]-[.B17]" office:value-type="time" office:time-value="PT01H35M00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2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3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4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5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6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7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8">Form de verificação de e-mails e limpando blade APP</text:span></text:p>
          </table:table-cell>
          <table:table-cell table:style-name="ce6" table:formula="of:=[.C24]-[.B24]" office:value-type="time" office:time-value="PT00H55M00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9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30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1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2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3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4">Acompanhamento do projeto e testes iniciais</text:span></text:p>
          </table:table-cell>
          <table:table-cell table:style-name="ce6" table:formula="of:=[.C30]-[.B30]" office:value-type="time" office:time-value="PT01H00M00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5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6">Admin pages and some components</text:span></text:p>
          </table:table-cell>
          <table:table-cell table:style-name="ce6" table:formula="of:=[.C32]-[.B32]" office:value-type="time" office:time-value="PT02H30M00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7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8">Admin: tournaments and users pages, client: tournaments and home page</text:span></text:p>
          </table:table-cell>
          <table:table-cell table:style-name="ce6" table:formula="of:=[.C34]-[.B34]" office:value-type="time" office:time-value="PT01H15M00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9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40">Client profile page</text:span></text:p>
          </table:table-cell>
          <table:table-cell table:style-name="ce6" table:formula="of:=[.C36]-[.B36]" office:value-type="time" office:time-value="PT02H20M00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1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2">Better structure and admin pages</text:span></text:p>
          </table:table-cell>
          <table:table-cell table:style-name="ce6" table:formula="of:=[.C38]-[.B38]" office:value-type="time" office:time-value="PT01H10M00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39]-[.B39]" office:value-type="time" office:time-value="PT00H10M00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5">Admin Pages and better file structuring</text:span></text:p>
          </table:table-cell>
          <table:table-cell table:style-name="ce6" table:formula="of:=[.C41]-[.B41]" office:value-type="time" office:time-value="PT02H50M00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6">Admin settings page</text:span></text:p>
          </table:table-cell>
          <table:table-cell table:style-name="ce6" table:formula="of:=[.C42]-[.B42]" office:value-type="time" office:time-value="PT01H15M00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7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8">Tournaments migrations, ER and requests</text:span></text:p>
          </table:table-cell>
          <table:table-cell table:style-name="ce6" table:formula="of:=[.C44]-[.B44]" office:value-type="time" office:time-value="PT02H00M00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9">API auth, tournament controller</text:span></text:p>
          </table:table-cell>
          <table:table-cell table:style-name="ce6" table:formula="of:=[.C45]-[.B45]" office:value-type="time" office:time-value="PT01H45M00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50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1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2">Hostgator credentials and SSH failure</text:span></text:p>
          </table:table-cell>
          <table:table-cell table:style-name="ce6" table:formula="of:=[.C48]-[.B48]" office:value-type="time" office:time-value="PT00H20M00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3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4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5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6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7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8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9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60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1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2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3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4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5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6">Configuring php, composer, laravel and htaccess for production</text:span></text:p>
          </table:table-cell>
          <table:table-cell table:style-name="ce6" table:formula="of:=[.C62]-[.B62]" office:value-type="time" office:time-value="PT00H50M00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7">Cadastro e aprovação de torneios (com recorrência)</text:span></text:p>
          </table:table-cell>
          <table:table-cell table:style-name="ce6" table:formula="of:=[.C63]-[.B63]" office:value-type="time" office:time-value="PT03H15M00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8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9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70">Filtros restantes de admin</text:span></text:p>
          </table:table-cell>
          <table:table-cell table:style-name="ce6" table:formula="of:=[.C66]-[.B66]" office:value-type="time" office:time-value="PT00H50M00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1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2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3">Testes iniciais admin</text:span></text:p>
          </table:table-cell>
          <table:table-cell table:style-name="ce6" table:formula="of:=[.C69]-[.B69]" office:value-type="time" office:time-value="PT01H15M00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4">Favicon and password reset and update pages</text:span></text:p>
          </table:table-cell>
          <table:table-cell table:style-name="ce6" table:formula="of:=[.C70]-[.B70]" office:value-type="time" office:time-value="PT00H40M00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5">Página de torneios client integrada</text:span></text:p>
          </table:table-cell>
          <table:table-cell table:style-name="ce6" table:formula="of:=[.C71]-[.B71]" office:value-type="time" office:time-value="PT00H20M00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6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7">Fixed htaccess redirects</text:span></text:p>
          </table:table-cell>
          <table:table-cell table:style-name="ce6" table:formula="of:=[.C73]-[.B73]" office:value-type="time" office:time-value="PT00H35M00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8">Show notifications from user backend</text:span></text:p>
          </table:table-cell>
          <table:table-cell table:style-name="ce6" table:formula="of:=[.C74]-[.B74]" office:value-type="time" office:time-value="PT02H00M00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9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80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1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2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79]-[.B79]" office:value-type="time" office:time-value="PT01H00M00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4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5">Instalando ambiente no notebook</text:span></text:p>
          </table:table-cell>
          <table:table-cell table:style-name="ce6" table:formula="of:=[.C81]-[.B81]" office:value-type="time" office:time-value="PT01H40M00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6">Disable notifications back e front</text:span></text:p>
          </table:table-cell>
          <table:table-cell table:style-name="ce6" table:formula="of:=[.C82]-[.B82]" office:value-type="time" office:time-value="PT01H00M00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7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8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9">Leitura e testes com API mercadopago</text:span></text:p>
          </table:table-cell>
          <table:table-cell table:style-name="ce6" table:formula="of:=[.C85]-[.B85]" office:value-type="time" office:time-value="PT02H00M00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90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1">Arrumando ambiente de integração</text:span></text:p>
          </table:table-cell>
          <table:table-cell table:style-name="ce6" table:formula="of:=[.C87]-[.B87]" office:value-type="time" office:time-value="PT00H50M00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2">Mentoria e card token enviado</text:span></text:p>
          </table:table-cell>
          <table:table-cell table:style-name="ce6" table:formula="of:=[.C88]-[.B88]" office:value-type="time" office:time-value="PT01H50M00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3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4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5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6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7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8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9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8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100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9" office:value-type="date" office:date-value="2022-06-06"/>
          <table:table-cell table:style-name="ce10" office:value-type="time" office:time-value="PT15H30M00S"/>
          <table:table-cell table:style-name="ce10" office:value-type="time" office:time-value="PT17H00M00S"/>
          <table:table-cell office:value-type="string">
            <text:p>Arrumando timeinput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11" office:value-type="date" office:date-value="2022-06-06"/>
          <table:table-cell table:style-name="ce10" office:value-type="time" office:time-value="PT17H25M00S"/>
          <table:table-cell table:number-columns-repeated="1024"/>
        </table:table-row>
        <table:table-row table:style-name="ro100">
          <table:table-cell table:number-columns-repeated="1024"/>
        </table:table-row>
        <table:table-row table:style-name="ro101">
          <table:table-cell table:number-columns-repeated="4"/>
          <table:table-cell table:style-name="ce6"/>
          <table:table-cell table:number-columns-repeated="1024"/>
        </table:table-row>
        <table:table-row table:style-name="ro102">
          <table:table-cell table:number-columns-repeated="4"/>
          <table:table-cell table:style-name="ce6"/>
          <table:table-cell table:number-columns-repeated="1024"/>
        </table:table-row>
        <table:table-row table:style-name="ro1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number-style style:name="NF10005">
      <number:number number:decimal-places="2" number:min-integer-digits="1"/>
    </number:number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21.77cm" fo:min-height="21.77cm"/>
      </style:header-style>
      <style:footer-style>
        <style:header-footer-properties svg:height="21.77cm" fo:min-height="21.7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0.215</meta:generator>
    <meta:initial-creator/>
    <meta:creation-date/>
    <meta:editing-cycles/>
    <meta:editing-duration/>
    <dc:date/>
    <dc:creator/>
    <meta:document-statistic/>
  </office:meta>
</office:document-meta>
</file>